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29cm"/>
    </style:style>
    <style:style style:name="Tableau1.B" style:family="table-column">
      <style:table-column-properties style:column-width="11.095cm"/>
    </style:style>
    <style:style style:name="Tableau1.C" style:family="table-column">
      <style:table-column-properties style:column-width="3.616cm"/>
    </style:style>
    <style:style style:name="Tableau1.A1" style:family="table-cell">
      <style:table-cell-properties style:vertical-align="middle" fo:padding="0.049cm" fo:border="0.05pt solid #000000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6" style:family="paragraph" style:parent-style-name="Heading_20_2">
      <style:paragraph-properties fo:margin-left="0cm" fo:margin-right="0cm" fo:margin-top="0cm" fo:margin-bottom="0.212cm" style:contextual-spacing="false" fo:line-height="114%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0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1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tyle="italic"/>
    </style:style>
    <style:style style:name="P16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7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ff498aa19e46583f">
        <text:h text:style-name="P1" text:outline-level="1">Documentation Module : Gyro (Gyroscope SE)</text:h>
        <text:h text:style-name="P2" text:outline-level="2">1. Présentation Générale</text:h>
        <text:p text:style-name="P3">Le module <text:span text:style-name="T1">Gyro</text:span> est responsable de la lecture des capteurs de rotation du smartphone embarqué. Il utilise l'API Termux-Sensor pour récupérer les vitesses angulaires sur les axes X, Y et Z. Ces données sont essentielles pour le maintien de l'assiette du robot, la détection de basculement ou l'aide à la navigation.</text:p>
        <text:h text:style-name="P2" text:outline-level="2">2. Architecture Technique</text:h>
        <text:p text:style-name="P4"><text:span text:style-name="T2">Le script </text:span><text:span text:style-name="Source_20_Text"><text:span text:style-name="T2">rz_gyro_manager.sh</text:span></text:span><text:span text:style-name="T2"> pilote le capteur en arrière-plan.</text:span></text:p>
        <text:list text:style-name="L1">
          <text:list-item>
            <text:p text:style-name="P5"><text:span text:style-name="T3">Source de données :</text:span><text:span text:style-name="T2"> Commande </text:span><text:span text:style-name="Source_20_Text"><text:span text:style-name="T2">termux-sensor -n 1 -s "gyroscope"</text:span></text:span><text:span text:style-name="T2">.</text:span></text:p>
          </text:list-item>
          <text:list-item>
            <text:p text:style-name="P5"><text:span text:style-name="T3">Traitement :</text:span><text:span text:style-name="T2"> Extraction et formatage via </text:span><text:span text:style-name="Source_20_Text"><text:span text:style-name="T2">jq</text:span></text:span><text:span text:style-name="T2">.</text:span></text:p>
          </text:list-item>
          <text:list-item>
            <text:p text:style-name="P5"><text:span text:style-name="T3">Transmission :</text:span><text:span text:style-name="T2"> Les valeurs transmises via le protocole VPIV sont multipliées par 100 (</text:span><text:span text:style-name="Source_20_Text"><text:span text:style-name="T2">rad/s * 100</text:span></text:span><text:span text:style-name="T2">) pour éviter les nombres flottants, conformément à la </text:span><text:span text:style-name="T3">Table A</text:span><text:span text:style-name="T2">.</text:span></text:p>
          </text:list-item>
        </text:list>
        <text:h text:style-name="P6" text:outline-level="2"><text:span text:style-name="T4">3. Modes de Fonctionnement (</text:span><text:span text:style-name="Source_20_Text"><text:span text:style-name="T2">modeGyro</text:span></text:span><text:span text:style-name="T4">)</text:span></text:h>
        <text:p text:style-name="P3">Le module supporte quatre modes d'opération sélectionnables par le Système Pilote (SP) :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header-rows>
            <table:table-row>
              <table:table-cell table:style-name="Tableau1.A1" office:value-type="string">
                <text:p text:style-name="P7"><text:span text:style-name="Strong_20_Emphasis"><text:span text:style-name="T2">Mode</text:span></text:span></text:p>
              </table:table-cell>
              <table:table-cell table:style-name="Tableau1.A1" office:value-type="string">
                <text:p text:style-name="P7"><text:span text:style-name="Strong_20_Emphasis"><text:span text:style-name="T2">Action</text:span></text:span></text:p>
              </table:table-cell>
              <table:table-cell table:style-name="Tableau1.A1" office:value-type="string">
                <text:p text:style-name="P7"><text:span text:style-name="Strong_20_Emphasis"><text:span text:style-name="T2">Fréquence d'envoi</text:span></text:span></text:p>
              </table:table-cell>
            </table:table-row>
          </table:table-header-rows>
          <table:table-row>
            <table:table-cell table:style-name="Tableau1.A1" office:value-type="string">
              <text:p text:style-name="P8"><text:span text:style-name="Source_20_Text"><text:span text:style-name="T3">OFF</text:span></text:span></text:p>
            </table:table-cell>
            <table:table-cell table:style-name="Tableau1.A1" office:value-type="string">
              <text:p text:style-name="P9">Le capteur est arrêté. Économie d'énergie maximale.</text:p>
            </table:table-cell>
            <table:table-cell table:style-name="Tableau1.A1" office:value-type="string">
              <text:p text:style-name="P9">Aucune</text:p>
            </table:table-cell>
          </table:table-row>
          <table:table-row>
            <table:table-cell table:style-name="Tableau1.A1" office:value-type="string">
              <text:p text:style-name="P8"><text:span text:style-name="Source_20_Text"><text:span text:style-name="T3">DATACont</text:span></text:span></text:p>
            </table:table-cell>
            <table:table-cell table:style-name="Tableau1.A1" office:value-type="string">
              <text:p text:style-name="P9">Envoi des données brutes instantanées. Idéal pour la stabilisation active.</text:p>
            </table:table-cell>
            <table:table-cell table:style-name="Tableau1.A1" office:value-type="string">
              <text:p text:style-name="P8"><text:span text:style-name="Source_20_Text"><text:span text:style-name="T2">freqCont</text:span></text:span><text:span text:style-name="T2"> (Hz)</text:span></text:p>
            </table:table-cell>
          </table:table-row>
          <table:table-row>
            <table:table-cell table:style-name="Tableau1.A1" office:value-type="string">
              <text:p text:style-name="P8"><text:span text:style-name="Source_20_Text"><text:span text:style-name="T3">DATAMoy</text:span></text:span></text:p>
            </table:table-cell>
            <table:table-cell table:style-name="Tableau1.A1" office:value-type="string">
              <text:p text:style-name="P8"><text:span text:style-name="T2">Calcul d'une moyenne glissante sur </text:span><text:span text:style-name="Source_20_Text"><text:span text:style-name="T2">nbCycles</text:span></text:span><text:span text:style-name="T2">. Idéal pour la navigation.</text:span></text:p>
            </table:table-cell>
            <table:table-cell table:style-name="Tableau1.A1" office:value-type="string">
              <text:p text:style-name="P8"><text:span text:style-name="Source_20_Text"><text:span text:style-name="T2">freqMoy</text:span></text:span><text:span text:style-name="T2"> (Hz)</text:span></text:p>
            </table:table-cell>
          </table:table-row>
          <table:table-row>
            <table:table-cell table:style-name="Tableau1.A1" office:value-type="string">
              <text:p text:style-name="P8"><text:span text:style-name="Source_20_Text"><text:span text:style-name="T3">ALERTE</text:span></text:span></text:p>
            </table:table-cell>
            <table:table-cell table:style-name="Tableau1.A1" office:value-type="string">
              <text:p text:style-name="P9">Le SE surveille les seuils en local. Il n'envoie rien sauf en cas de dépassement.</text:p>
            </table:table-cell>
            <table:table-cell table:style-name="Tableau1.A1" office:value-type="string">
              <text:p text:style-name="P9">Événementiel</text:p>
            </table:table-cell>
          </table:table-row>
        </table:table>
        <text:h text:style-name="P2" text:outline-level="2">4. Propriétés et Paramétrage (VPIV)</text:h>
        <text:h text:style-name="P10" text:outline-level="3">Configuration (SP → SE)</text:h>
        <text:list text:style-name="L2">
          <text:list-item>
            <text:p text:style-name="P11"><text:span text:style-name="Source_20_Text"><text:span text:style-name="T3">modeGyro</text:span></text:span><text:span text:style-name="T2"> : Commande du mode actif.</text:span></text:p>
          </text:list-item>
          <text:list-item>
            <text:p text:style-name="P11"><text:span text:style-name="Source_20_Text"><text:span text:style-name="T3">paraGyro</text:span></text:span><text:span text:style-name="T2"> (Objet JSON) :</text:span></text:p>
            <text:list>
              <text:list-item>
                <text:p text:style-name="P11"><text:span text:style-name="Source_20_Text"><text:span text:style-name="T2">freqCont</text:span></text:span><text:span text:style-name="T2"> / </text:span><text:span text:style-name="Source_20_Text"><text:span text:style-name="T2">freqMoy</text:span></text:span><text:span text:style-name="T2"> : Fréquences de publication en Hertz (ex: 10 = 10 messages/s).</text:span></text:p>
              </text:list-item>
              <text:list-item>
                <text:p text:style-name="P11"><text:span text:style-name="Source_20_Text"><text:span text:style-name="T2">nbCycles</text:span></text:span><text:span text:style-name="T2"> : Fenêtre de lissage pour le mode </text:span><text:span text:style-name="Source_20_Text"><text:span text:style-name="T2">DATAMoy</text:span></text:span><text:span text:style-name="T2">.</text:span></text:p>
              </text:list-item>
              <text:list-item>
                <text:p text:style-name="P11"><text:span text:style-name="Source_20_Text"><text:span text:style-name="T2">thresholds</text:span></text:span><text:span text:style-name="T2"> : Seuils de détection (en </text:span><text:span text:style-name="Source_20_Text"><text:span text:style-name="T2">rad/s * 100</text:span></text:span><text:span text:style-name="T2">) déclenchant l'état </text:span><text:span text:style-name="Source_20_Text"><text:span text:style-name="T2">ALERTE</text:span></text:span><text:span text:style-name="T2">.</text:span></text:p>
              </text:list-item>
            </text:list>
          </text:list-item>
          <text:list-item>
            <text:p text:style-name="P11"><text:soft-page-break/><text:span text:style-name="Source_20_Text"><text:span text:style-name="T3">angleVSEBase</text:span></text:span><text:span text:style-name="T2"> : Définit l'inclinaison physique du smartphone dans son support pour compenser les mesures.</text:span></text:p>
          </text:list-item>
        </text:list>
        <text:h text:style-name="P10" text:outline-level="3">Retours de Données (SE → SP)</text:h>
        <text:list text:style-name="L3">
          <text:list-item>
            <text:p text:style-name="P12"><text:span text:style-name="Source_20_Text"><text:span text:style-name="T3">dataContGyro</text:span></text:span><text:span text:style-name="T3"> / </text:span><text:span text:style-name="Source_20_Text"><text:span text:style-name="T3">dataMoyGyro</text:span></text:span><text:span text:style-name="T2"> : Tableaux JSON </text:span><text:span text:style-name="Source_20_Text"><text:span text:style-name="T2">[x, y, z]</text:span></text:span><text:span text:style-name="T2">.</text:span></text:p>
          </text:list-item>
          <text:list-item>
            <text:p text:style-name="P12"><text:span text:style-name="Source_20_Text"><text:span text:style-name="T3">statusGyro</text:span></text:span><text:span text:style-name="T2"> : Événement (</text:span><text:span text:style-name="Source_20_Text"><text:span text:style-name="T2">$E:Gyro:statusGyro:...</text:span></text:span><text:span text:style-name="T2">) envoyé lors d'un changement d'état ou d'une anomalie.</text:span></text:p>
          </text:list-item>
        </text:list>
        <text:h text:style-name="P2" text:outline-level="2">5. Formatage des Données</text:h>
        <text:p text:style-name="P4"><text:span text:style-name="T2">Le gyroscope Android renvoie des données en </text:span><text:span text:style-name="Source_20_Text"><text:span text:style-name="T2">rad/s</text:span></text:span><text:span text:style-name="T2">. Pour la compatibilité VPIV :</text:span></text:p>
        <text:list text:style-name="L4">
          <text:list-item>
            <text:p text:style-name="P13"><text:span text:style-name="T2">Lecture brute (ex: </text:span><text:span text:style-name="Source_20_Text"><text:span text:style-name="T2">0.1234 rad/s</text:span></text:span><text:span text:style-name="T2">).</text:span></text:p>
          </text:list-item>
          <text:list-item>
            <text:p text:style-name="P13"><text:span text:style-name="T2">Multiplication par 100 (ex: </text:span><text:span text:style-name="Source_20_Text"><text:span text:style-name="T2">12</text:span></text:span><text:span text:style-name="T2">).</text:span></text:p>
          </text:list-item>
          <text:list-item>
            <text:p text:style-name="P14">Envoi de l'entier.</text:p>
            <text:p text:style-name="P15">Note : Le SP doit diviser par 100 pour retrouver la valeur réelle.</text:p>
          </text:list-item>
        </text:list>
        <text:h text:style-name="P2" text:outline-level="2">6. Sécurité et Alertes</text:h>
        <text:p text:style-name="P4"><text:span text:style-name="T2">Si le module est en mode </text:span><text:span text:style-name="Source_20_Text"><text:span text:style-name="T2">ALERTE</text:span></text:span><text:span text:style-name="T2"> ou si une mesure dépasse les </text:span><text:span text:style-name="Source_20_Text"><text:span text:style-name="T2">thresholds</text:span></text:span><text:span text:style-name="T2"> définis, le SE émet immédiatement une trame d'événement. Cela permet au Système Pilote de détecter :</text:span></text:p>
        <text:list text:style-name="L5">
          <text:list-item>
            <text:p text:style-name="P16">Un choc ou un mouvement brusque.</text:p>
          </text:list-item>
          <text:list-item>
            <text:p text:style-name="P16">Une chute ou un basculement du robot.</text:p>
          </text:list-item>
          <text:list-item>
            <text:p text:style-name="P17"><text:span text:style-name="T2">Un dysfonctionnement du capteur (état </text:span><text:span text:style-name="Source_20_Text"><text:span text:style-name="T2">ERROR</text:span></text:span><text:span text:style-name="T2">)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23:37:04.515765000</meta:creation-date>
    <dc:date>2026-03-30T23:38:54.097481700</dc:date>
    <meta:editing-duration>PT1M49S</meta:editing-duration>
    <meta:editing-cycles>1</meta:editing-cycles>
    <meta:generator>LibreOffice/26.2.0.3$Windows_X86_64 LibreOffice_project/620$Build-3</meta:generator>
    <meta:document-statistic meta:table-count="1" meta:image-count="0" meta:object-count="0" meta:page-count="2" meta:paragraph-count="47" meta:word-count="396" meta:character-count="2418" meta:non-whitespace-character-count="2086"/>
  </office:meta>
</office:document-meta>
</file>